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style:text-underline-style="none" officeooo:rsid="005ab950" officeooo:paragraph-rsid="005ab950"/>
    </style:style>
    <style:style style:name="P31" style:family="paragraph" style:parent-style-name="Standard">
      <style:text-properties style:text-underline-style="none" officeooo:rsid="003dcf77" officeooo:paragraph-rsid="003dcf77"/>
    </style:style>
    <style:style style:name="P32" style:family="paragraph" style:parent-style-name="Standard">
      <style:text-properties style:text-underline-style="none" officeooo:rsid="005fd2ca" officeooo:paragraph-rsid="005fd2ca"/>
    </style:style>
    <style:style style:name="P33" style:family="paragraph" style:parent-style-name="Standard">
      <style:text-properties officeooo:rsid="003ddad4" officeooo:paragraph-rsid="003ddad4"/>
    </style:style>
    <style:style style:name="P34" style:family="paragraph" style:parent-style-name="Standard">
      <style:text-properties officeooo:rsid="0040987b" officeooo:paragraph-rsid="0040987b"/>
    </style:style>
    <style:style style:name="P35" style:family="paragraph" style:parent-style-name="Standard">
      <style:text-properties officeooo:rsid="0026c07c" officeooo:paragraph-rsid="00311e02"/>
    </style:style>
    <style:style style:name="P36" style:family="paragraph" style:parent-style-name="Standard">
      <style:text-properties officeooo:rsid="0043d95f" officeooo:paragraph-rsid="0043d95f"/>
    </style:style>
    <style:style style:name="P37" style:family="paragraph" style:parent-style-name="Standard">
      <style:text-properties officeooo:rsid="004576d4" officeooo:paragraph-rsid="004576d4"/>
    </style:style>
    <style:style style:name="P38" style:family="paragraph" style:parent-style-name="Standard">
      <style:text-properties officeooo:rsid="0045d518" officeooo:paragraph-rsid="0045d518"/>
    </style:style>
    <style:style style:name="P39" style:family="paragraph" style:parent-style-name="Standard">
      <style:text-properties officeooo:rsid="000f3b5b" officeooo:paragraph-rsid="000f3b5b"/>
    </style:style>
    <style:style style:name="P40" style:family="paragraph" style:parent-style-name="Standard">
      <style:text-properties officeooo:rsid="0046332e" officeooo:paragraph-rsid="0046332e"/>
    </style:style>
    <style:style style:name="P41" style:family="paragraph" style:parent-style-name="Standard">
      <style:text-properties officeooo:rsid="00478a21" officeooo:paragraph-rsid="00478a21"/>
    </style:style>
    <style:style style:name="P42" style:family="paragraph" style:parent-style-name="Standard">
      <style:text-properties officeooo:rsid="004d95b5" officeooo:paragraph-rsid="004d95b5"/>
    </style:style>
    <style:style style:name="P43" style:family="paragraph" style:parent-style-name="Standard">
      <style:text-properties officeooo:rsid="002c7ba5" officeooo:paragraph-rsid="002c7ba5"/>
    </style:style>
    <style:style style:name="P44" style:family="paragraph" style:parent-style-name="Standard">
      <style:text-properties officeooo:rsid="0017e0b0" officeooo:paragraph-rsid="004e90dc"/>
    </style:style>
    <style:style style:name="P45" style:family="paragraph" style:parent-style-name="Standard">
      <style:text-properties officeooo:rsid="004ebb90" officeooo:paragraph-rsid="004ebb90"/>
    </style:style>
    <style:style style:name="P46" style:family="paragraph" style:parent-style-name="Standard">
      <style:text-properties officeooo:rsid="00506a2e" officeooo:paragraph-rsid="00506a2e"/>
    </style:style>
    <style:style style:name="P47" style:family="paragraph" style:parent-style-name="Standard">
      <style:text-properties officeooo:rsid="0052133d" officeooo:paragraph-rsid="0052133d"/>
    </style:style>
    <style:style style:name="P48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officeooo:rsid="0038feb9" officeooo:paragraph-rsid="003ae6cf" fo:background-color="transparent"/>
    </style:style>
    <style:style style:name="P50" style:family="paragraph" style:parent-style-name="Standard">
      <style:text-properties fo:color="#000000" style:font-name="Liberation Serif" fo:font-size="12pt" officeooo:rsid="00431a96" officeooo:paragraph-rsid="00431a96" fo:background-color="transparent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rsid="0057ce31" officeooo:paragraph-rsid="005ab950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242729" style:font-name="Consolas" fo:font-size="9.75pt" fo:letter-spacing="normal" fo:font-style="normal" style:text-underline-style="none" fo:font-weight="normal" officeooo:rsid="005fd2ca" officeooo:paragraph-rsid="005fd2ca"/>
    </style:style>
    <style:style style:name="P53" style:family="paragraph" style:parent-style-name="Standard">
      <style:text-properties officeooo:rsid="0062507e" officeooo:paragraph-rsid="0062507e"/>
    </style:style>
    <style:style style:name="P54" style:family="paragraph" style:parent-style-name="Standard">
      <style:text-properties officeooo:rsid="0064b711" officeooo:paragraph-rsid="0064b711"/>
    </style:style>
    <style:style style:name="P55" style:family="paragraph" style:parent-style-name="Standard">
      <style:text-properties officeooo:rsid="0064b711" officeooo:paragraph-rsid="00652bd1"/>
    </style:style>
    <style:style style:name="P56" style:family="paragraph" style:parent-style-name="Standard">
      <style:text-properties officeooo:rsid="0066c0e5" officeooo:paragraph-rsid="0066c0e5"/>
    </style:style>
    <style:style style:name="P57" style:family="paragraph" style:parent-style-name="Preformatted_20_Text">
      <style:text-properties officeooo:rsid="001abedb" officeooo:paragraph-rsid="00250c84"/>
    </style:style>
    <style:style style:name="P58" style:family="paragraph" style:parent-style-name="Preformatted_20_Text">
      <style:text-properties officeooo:rsid="001abedb" officeooo:paragraph-rsid="0026c07c"/>
    </style:style>
    <style:style style:name="P59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60" style:family="paragraph" style:parent-style-name="Preformatted_20_Text">
      <style:text-properties fo:font-variant="normal" fo:text-transform="none" fo:color="#404040" style:font-name="Consolas1" fo:font-size="9pt" fo:letter-spacing="normal" fo:font-style="italic" fo:font-weight="normal" officeooo:rsid="00478a21" officeooo:paragraph-rsid="00478a21" style:font-style-asian="italic" style:font-style-complex="italic"/>
    </style:style>
    <style:style style:name="P61" style:family="paragraph" style:parent-style-name="Preformatted_20_Text">
      <style:text-properties style:text-underline-style="none" officeooo:rsid="00212e48" officeooo:paragraph-rsid="001e5c89"/>
    </style:style>
    <style:style style:name="P62" style:family="paragraph" style:parent-style-name="Preformatted_20_Text">
      <style:text-properties style:text-underline-style="none" officeooo:rsid="005ab950" officeooo:paragraph-rsid="005ab950"/>
    </style:style>
    <style:style style:name="P63" style:family="paragraph" style:parent-style-name="Preformatted_20_Text">
      <style:text-properties officeooo:rsid="00431a96" officeooo:paragraph-rsid="005ab950"/>
    </style:style>
    <style:style style:name="P64" style:family="paragraph" style:parent-style-name="Preformatted_20_Text">
      <style:text-properties officeooo:rsid="00431a96" officeooo:paragraph-rsid="0057ce31"/>
    </style:style>
    <style:style style:name="P65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1" fo:font-size="9pt" fo:letter-spacing="normal" fo:font-style="italic" fo:font-weight="normal" style:font-style-asian="italic" style:font-style-complex="italic"/>
    </style:style>
    <style:style style:name="P66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officeooo:paragraph-rsid="0062f5af"/>
    </style:style>
    <style:style style:name="P68" style:family="paragraph" style:parent-style-name="Preformatted_20_Text">
      <style:text-properties fo:font-variant="normal" fo:text-transform="none" fo:color="#000000" fo:letter-spacing="normal" fo:font-style="normal" fo:font-weight="normal" officeooo:paragraph-rsid="0062f5af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officeooo:rsid="006b270a" fo:background-color="#eff0f1" loext:char-shading-value="0" loext:padding="0cm" loext:border="none"/>
    </style:style>
    <style:style style:name="T6" style:family="text">
      <style:text-properties officeooo:rsid="0022e5ff"/>
    </style:style>
    <style:style style:name="T7" style:family="text">
      <style:text-properties officeooo:rsid="0027f01e"/>
    </style:style>
    <style:style style:name="T8" style:family="text">
      <style:text-properties officeooo:rsid="0034ba8b"/>
    </style:style>
    <style:style style:name="T9" style:family="text">
      <style:text-properties officeooo:rsid="00374752"/>
    </style:style>
    <style:style style:name="T10" style:family="text">
      <style:text-properties officeooo:rsid="0041e215"/>
    </style:style>
    <style:style style:name="T11" style:family="text">
      <style:text-properties officeooo:rsid="004576d4"/>
    </style:style>
    <style:style style:name="T12" style:family="text">
      <style:text-properties officeooo:rsid="0046332e"/>
    </style:style>
    <style:style style:name="T13" style:family="text">
      <style:text-properties officeooo:rsid="00478a21"/>
    </style:style>
    <style:style style:name="T14" style:family="text">
      <style:text-properties officeooo:rsid="0059b364"/>
    </style:style>
    <style:style style:name="T15" style:family="text">
      <style:text-properties fo:color="#000000"/>
    </style:style>
    <style:style style:name="T16" style:family="text">
      <style:text-properties fo:color="#000000" officeooo:rsid="003ae6cf"/>
    </style:style>
    <style:style style:name="T17" style:family="text">
      <style:text-properties officeooo:rsid="00652b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URCES</text:p>
      <text:p text:style-name="P39"/>
      <text:p text:style-name="P39">→<text:span text:style-name="T12"> installation environnement virtuel python</text:span></text:p>
      <text:p text:style-name="P40">sudo pip install virtualenv</text:p>
      <text:p text:style-name="P40">pour ne pas sudo pip install &lt;paquet&gt; globalement pour chaque paquet installé mais uniquement localement à l'application</text:p>
      <text:p text:style-name="P41">USE = </text:p>
      <text:p text:style-name="P60">$ virtualenv &lt;DIR&gt;</text:p>
      <text:p text:style-name="P65"><text:span text:style-name="T13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41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3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10">(pdfminer not for python3)</text:span></text:p>
      <text:p text:style-name="P34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6">pdfminer use : pdf2<text:span text:style-name="T11">txt.py :</text:span></text:p>
      <text:p text:style-name="P37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8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8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8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<text:bookmark-start text:name="__DdeLink__1378_309336195"/>pyuic4 -x src/interf_qtcreator.ui -o src/interf_qtcreator.py<text:bookmark-end text:name="__DdeLink__1378_309336195"/></text:p>
      <text:p text:style-name="P43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4">- Install pyqt4 on virtualenv :</text:p>
      <text:p text:style-name="P45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5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2">compatibilité linux mac win</text:p>
      <text:p text:style-name="P42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2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6">machine learning</text:p>
      <text:p text:style-name="P46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6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7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7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56"><text:a xlink:type="simple" xlink:href="https://www.kaggle.com/c/word2vec-nlp-tutorial/details/part-1-for-beginners-bag-of-words" text:style-name="Internet_20_link" text:visited-style-name="Visited_20_Internet_20_Link">https://www.kaggle.com/c/word2vec-nlp-tutorial/details/part-1-for-beginners-bag-of-words</text:a></text:p>
      <text:p text:style-name="P56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
      <text:p text:style-name="P56"><text:a xlink:type="simple" xlink:href="http://www.nltk.org/book/ch06.html" text:style-name="Internet_20_link" text:visited-style-name="Visited_20_Internet_20_Link">http://www.nltk.org/book/ch06.html</text:a></text:p>
      <text:p text:style-name="P56"><text:a xlink:type="simple" xlink:href="https://radimrehurek.com/gensim/models/word2vec.html" text:style-name="Internet_20_link" text:visited-style-name="Visited_20_Internet_20_Link">https://radimrehurek.com/gensim/models/word2vec.html</text:a></text:p>
      <text:p text:style-name="P56"/>
      <text:p text:style-name="P4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7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53">python word to vector (NLP) :</text:p>
      <text:p text:style-name="P53"><text:a xlink:type="simple" xlink:href="https://radimrehurek.com/gensim/models/word2vec.html" text:style-name="Internet_20_link" text:visited-style-name="Visited_20_Internet_20_Link">https://radimrehurek.com/gensim/models/word2vec.html</text:a></text:p>
      <text:p text:style-name="P53"><text:a xlink:type="simple" xlink:href="http://www.nltk.org/book/ch06.html" text:style-name="Internet_20_link" text:visited-style-name="Visited_20_Internet_20_Link">http://www.nltk.org/book/ch06.html</text:a></text:p>
      <text:p text:style-name="P53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
      <text:p text:style-name="P53"><text:a xlink:type="simple" xlink:href="https://www.kaggle.com/c/word2vec-nlp-tutorial/details/part-1-for-beginners-bag-of-words" text:style-name="Internet_20_link" text:visited-style-name="Visited_20_Internet_20_Link">https://www.kaggle.com/c/word2vec-nlp-tutorial/details/part-1-for-beginners-bag-of-words</text:a></text:p>
      <text:p text:style-name="P53"/>
      <text:p text:style-name="P54">python encoding</text:p>
      <text:p text:style-name="P55"><text:a xlink:type="simple" xlink:href="http://www.agregationphysique.fr/FAQPython/build/html/chaines_de_caracteres.html" text:style-name="Internet_20_link" text:visited-style-name="Visited_20_Internet_20_Link"><text:span text:style-name="T17">http://www.agregationphysique.fr/FAQPython/build/html/chaines_de_caracteres.html</text:span></text:a></text:p>
      <text:p text:style-name="P55"><text:a xlink:type="simple" xlink:href="http://www.geoinformations.developpement-durable.gouv.fr/fichier/pdf/Python_-_Gerer_les_caracteres_accentues_dans_les_textes_cle213b6c.pdf?arg=177830528&amp;cle=31ca778b2d398b06d33455d7df94aa4653ea3726&amp;file=pdf%2FPython_-_Gerer_les_caracteres_accentues_dans_les_textes_cle213b6c.pdf" text:style-name="Internet_20_link" text:visited-style-name="Visited_20_Internet_20_Link">http://www.geoinformations.developpement-durable.gouv.fr/fichier/pdf/Python_-_Gerer_les_caracteres_accentues_dans_les_textes_cle213b6c.pdf?arg=177830528&amp;cle=31ca778b2d398b06d33455d7df94aa4653ea3726&amp;file=pdf%2FPython_-_Gerer_les_caracteres_accentues_dans_les_textes_cle213b6c.pdf</text:a></text:p>
      <text:p text:style-name="P54"/>
      <text:p text:style-name="P66">Librairies</text:p>
      <text:p text:style-name="P48">main : sudo pip install virtualenv</text:p>
      <text:p text:style-name="P58"><text:span text:style-name="T1">pip install </text:span>xlwt <text:span text:style-name="T6">(from ...</text:span> import Workbook<text:span text:style-name="T6">)</text:span></text:p>
      <text:p text:style-name="P57"><text:span text:style-name="T1">pip install </text:span>xlrd</text:p>
      <text:p text:style-name="P57"><text:span text:style-name="T1">pip install </text:span><text:span text:style-name="T2">openpyxl</text:span></text:p>
      <text:p text:style-name="P59">pip install pypdfocr</text:p>
      <text:p text:style-name="P35">pip install enum</text:p>
      <text:p text:style-name="P23">sudo apt-get install pyqt4-dev-tools</text:p>
      <text:p text:style-name="P27">pip install textract →<text:span text:style-name="T9"> with error but working or not in vEnv</text:span></text:p>
      <text:p text:style-name="P49">pip install pyPdf2</text:p>
      <text:p text:style-name="P49">pip insta<text:span text:style-name="T15">ll </text:span><text:span text:style-name="T16">tika</text:span></text:p>
      <text:p text:style-name="P50">untar pdfminer + python setup.py install</text:p>
      <text:p text:style-name="P64"><text:span text:style-name="Source_20_Text"><text:span text:style-name="T4">pip install beautifulsoup4 </text:span></text:span><text:span text:style-name="Source_20_Text"><text:span text:style-name="T5">← not working</text:span></text:span></text:p>
      <text:p text:style-name="P68">pip install -U gensim</text:p>
      <text:p text:style-name="P67"/>
      <text:p text:style-name="P11">cx_freeze ?</text:p>
      <text:p text:style-name="P8">Opencv ?</text:p>
      <text:p text:style-name="P61"/>
      <text:p text:style-name="P61"/>
      <text:p text:style-name="P61"/>
      <text:p text:style-name="P62">Faux pdf → png :</text:p>
      <text:p text:style-name="P62">ghostscript (pdf_ocr_img.py)</text:p>
      <text:p text:style-name="P62"/>
      <text:p text:style-name="P62">png → vrai pdf :</text:p>
      <text:p text:style-name="P62">(version éliminée)</text:p>
      <text:p text:style-name="P51">pip install pil<text:span text:style-name="T14">[low]</text:span></text:p>
      <text:p text:style-name="P63"><text:span text:style-name="Source_20_Text"><text:span text:style-name="T3">sudo apt-get install imagemagick</text:span></text:span></text:p>
      <text:p text:style-name="P30">(version ok)</text:p>
      <text:p text:style-name="P28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31">pyPdf2 (installed but not found)</text:p>
      <text:p text:style-name="P31"/>
      <text:p text:style-name="P31"/>
      <text:p text:style-name="P31"/>
      <text:p text:style-name="P32">move virtualenv to another computer :</text:p>
      <text:p text:style-name="P32"><text:a xlink:type="simple" xlink:href="http://stackoverflow.com/questions/26399754/how-to-use-python-virtual-enviroment-in-another-computer" text:style-name="Internet_20_link" text:visited-style-name="Visited_20_Internet_20_Link">http://stackoverflow.com/questions/26399754/how-to-use-python-virtual-enviroment-in-another-computer</text:a></text:p>
      <text:p text:style-name="P52">pip freeze &gt; requirements.txt</text:p>
      <text:p text:style-name="P52">pip install -r requirement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7-04T17:29:52.935058257</dc:date>
    <meta:editing-duration>P3DT4H13M20S</meta:editing-duration>
    <meta:editing-cycles>88</meta:editing-cycles>
    <dc:creator>innopolis </dc:creator>
    <meta:document-statistic meta:table-count="0" meta:image-count="0" meta:object-count="0" meta:page-count="3" meta:paragraph-count="98" meta:word-count="299" meta:character-count="4671" meta:non-whitespace-character-count="4468"/>
  </office:meta>
</office:document-meta>
</file>